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【2025 终极 12 阶段路线图 · 纯 Linux 统一编辑器版】 <text:s/></text:p>
      <text:p text:style-name="Standard">统一开发环境：Ubuntu 24.04 LTS + VS Code（Remote-SSH）+ 插件全家桶 <text:s/></text:p>
      <text:p text:style-name="Standard">（如无特别说明，所有阶段默认使用 VS Code；仅当必须时才额外标注）</text:p>
      <text:p text:style-name="Standard"/>
      <text:p text:style-name="Standard">──────────────── <text:s/></text:p>
      <text:p text:style-name="Standard">阶段 0　Linux + GPU 环境一次到位 <text:s/></text:p>
      <text:p text:style-name="Standard">目标：30 min 内完成 Ubuntu 24.04 LTS + NVIDIA 驱动 + CUDA 12.4 + cuDNN 9 + Anaconda 2024 + PyTorch 2.2 <text:s/></text:p>
      <text:p text:style-name="Standard">图书 &amp; 节选 <text:s/></text:p>
      <text:p text:style-name="Standard">A1《Ubuntu 24.04 LTS 权威指南（2024 中文版）》1-3/5-6/8-9 章 <text:s/></text:p>
      <text:p text:style-name="Standard">A2《Linux就该这么学（第3版·2024）》1-2/3-6/9/14-15/20 章 <text:s/></text:p>
      <text:p text:style-name="Standard">环境配置 &amp; 中文教程 <text:s/></text:p>
      <text:p text:style-name="Standard">• 《Ubuntu 24.04 + CUDA 12.4 一条龙脚本》 <text:s/></text:p>
      <text:p text:style-name="Standard">• 《Anaconda 安装-超详细版(2023)》 <text:s/></text:p>
      <text:p text:style-name="Standard">• 《NVIDIA GPU Driver 中文安装手册》 <text:s/></text:p>
      <text:p text:style-name="Standard">项目/作业 <text:s/></text:p>
      <text:p text:style-name="Standard">复现 ImageNet-1k 1 epoch &lt; 2 h，无 OOM <text:s/></text:p>
      <text:p text:style-name="Standard">可参赛：无（环境验证） <text:s/></text:p>
      <text:p text:style-name="Standard"/>
      <text:p text:style-name="Standard">──────────────── <text:s/></text:p>
      <text:p text:style-name="Standard">阶段 1　环境 &amp; 编辑器全家桶（统一 VS Code） <text:s/></text:p>
      <text:p text:style-name="Standard">目标：在纯 Linux 上 30 min 内完成 VS Code Remote-SSH + Git + Docker + GitHub CLI + 一键 CI/CD</text:p>
      <text:p text:style-name="Standard"/>
      <text:p text:style-name="Standard">1 工具清单 &amp; 书籍 <text:s/></text:p>
      <text:p text:style-name="Standard">| 工具 <text:s text:c="8"/>| 作用 <text:s text:c="4"/>| 必读 <text:s text:c="34"/>| 选读 <text:s text:c="28"/>| 中文教程 <text:s text:c="24"/>|</text:p>
      <text:p text:style-name="Standard">| ---------- | ------ | ------------------------------------ | ------------------------------ | ---------------------------- |</text:p>
      <text:p text:style-name="Standard">| VS Code <text:s text:c="3"/>| 统一 IDE | 《VS Code 权威指南（2024）》 <text:s text:c="16"/>| 《VS Code Remote 开发实战》 <text:s text:c="9"/>| 《VS Code 2024 深度学习配置》 <text:s text:c="7"/>|</text:p>
      <text:p text:style-name="Standard">| Git <text:s text:c="7"/>| 版本控制 <text:s text:c="2"/>| 《Git 权威指南（第3版·2024）》1-3/5/7/10/12 章 <text:s/>| 《Pro Git 中文版（2024）》6/8 章 <text:s text:c="6"/>| 《Git 30 张图》 <text:s text:c="17"/>|</text:p>
      <text:p text:style-name="Standard">| Docker <text:s text:c="4"/>| 容器化 <text:s text:c="3"/>| 《Docker 从入门到实践（第5版）》1-4/6/8/11 章 <text:s text:c="4"/>| 《持续交付2.0：Docker 与 GitOps》3-5 章 | 《Docker Desktop + Linux 一条龙》 |</text:p>
      <text:p text:style-name="Standard">| GitHub CLI | 远程仓库 <text:s text:c="2"/>| 《GitHub Actions 中文完全指南（2024）》2-4/6 章 | 《GitHub CLI 速查表》 <text:s text:c="14"/>| 《GitHub CLI 中文教程》 <text:s text:c="11"/>|</text:p>
      <text:p text:style-name="Standard"/>
      <text:p text:style-name="Standard">2 编辑器配置（纯 Linux 步骤） <text:s/></text:p>
      <text:p text:style-name="Standard">a. 安装 VS Code <text:s/></text:p>
      <text:p text:style-name="Standard"><text:s text:c="3"/>sudo snap install code --classic <text:s/></text:p>
      <text:p text:style-name="Standard">b. 插件必装 <text:s/></text:p>
      <text:p text:style-name="Standard"><text:s text:c="3"/>• Remote-SSH <text:s/></text:p>
      <text:p text:style-name="Standard"><text:s text:c="3"/>• Python、Pylance、Black、isort <text:s/></text:p>
      <text:p text:style-name="Standard"><text:s text:c="3"/>• Docker、GitLens、GitHub Pull Requests <text:s/></text:p>
      <text:p text:style-name="Standard">c. SSH 远程连接 <text:s/></text:p>
      <text:p text:style-name="Standard"><text:s text:c="3"/>本地 `code --install-extension ms-vscode-remote.remote-ssh` <text:s/></text:p>
      <text:p text:style-name="Standard"><text:s text:c="3"/>配置 `~/.ssh/config` → VS Code 左侧「远程资源管理器」一键连接 <text:s/></text:p>
      <text:p text:style-name="Standard">d. 一键调试 <text:s/></text:p>
      <text:p text:style-name="Standard"><text:s text:c="3"/>• `.vscode/launch.json` 预置 PyTorch 调试模板 <text:s/></text:p>
      <text:p text:style-name="Standard"><text:soft-page-break/><text:s text:c="3"/>• `Ctrl+Shift+P → Python: Configure Tests` 选择 `pytest`</text:p>
      <text:p text:style-name="Standard"/>
      <text:p text:style-name="Standard">3 阶段内项目/作业 <text:s/></text:p>
      <text:p text:style-name="Standard">| 任务 <text:s text:c="7"/>| 内容 <text:s text:c="42"/>| 量化目标 <text:s text:c="11"/>| 可参赛 <text:s text:c="24"/>|</text:p>
      <text:p text:style-name="Standard">| --------- | -------------------------------------------- | --------------- | --------------------------- |</text:p>
      <text:p text:style-name="Standard">| Git 基线 <text:s text:c="3"/>| 本地仓库 10 commit、3 分支、1 merge、1 rebase <text:s text:c="8"/>| 10 min 内无冲突 <text:s text:c="4"/>| GitHub「Octoverse Challenge」 |</text:p>
      <text:p text:style-name="Standard">| Docker 镜像 | 构建 `pytorch2.2-cuda12.4` 镜像并推阿里云 <text:s text:c="12"/>| 镜像&lt;5 GB，启动&lt;10 s | 阿里云「云原生 DevOps Hackathon」 <text:s text:c="2"/>|</text:p>
      <text:p text:style-name="Standard">| CI/CD 流水线 | GitHub Actions 自动 pytest+flake8+Docker Build | CI 100 % 成功 <text:s text:c="4"/>| GitHub Actions 徽章 <text:s text:c="10"/>|</text:p>
      <text:p text:style-name="Standard"/>
      <text:p text:style-name="Standard">──────────────── <text:s/></text:p>
      <text:p text:style-name="Standard">阶段 2　Python 3.11 从零到源码级 <text:s/></text:p>
      <text:p text:style-name="Standard">目标：熟练脚本、模块、并发、调试 <text:s/></text:p>
      <text:p text:style-name="Standard">图书 <text:s/></text:p>
      <text:p text:style-name="Standard">A《Python编程：从入门到实践（第3版·2024）》Part I + 项目1 <text:s/></text:p>
      <text:p text:style-name="Standard">B《流畅的 Python（第2版·2024）》1-5/11/15 章 <text:s/></text:p>
      <text:p text:style-name="Standard">补充阅读 <text:s/></text:p>
      <text:p text:style-name="Standard">• 《Effective Python（第2版·2024）》90 条最佳实践 <text:s/></text:p>
      <text:p text:style-name="Standard">项目/作业 <text:s/></text:p>
      <text:p text:style-name="Standard">写「贪吃蛇 AI」脚本 ≤300 行，1000 步通关 <text:s/></text:p>
      <text:p text:style-name="Standard">可参赛：Kaggle Python 基础赛 <text:s/></text:p>
      <text:p text:style-name="Standard">GitHub：仓库 `stage-2-snake-ai`</text:p>
      <text:p text:style-name="Standard"/>
      <text:p text:style-name="Standard">──────────────── <text:s/></text:p>
      <text:p text:style-name="Standard">阶段 3　数学三件套“最小完备” <text:s/></text:p>
      <text:p text:style-name="Standard">目标：微积分、线性代数、概率统计 <text:s/></text:p>
      <text:p text:style-name="Standard">微积分：A《普林斯顿微积分读本（2024）》2-7/13 <text:s/></text:p>
      <text:p text:style-name="Standard">线性代数：A《线性代数应该这样学（第4版）》1-3/5 <text:s/></text:p>
      <text:p text:style-name="Standard">概率统计：A《概率论基础：斯坦福简明教程（2024）》1-4/7 <text:s/></text:p>
      <text:p text:style-name="Standard">项目/作业 <text:s/></text:p>
      <text:p text:style-name="Standard">手写 NumPy 线性回归 + 逻辑回归，R²≥0.9，AUC≥0.85 <text:s/></text:p>
      <text:p text:style-name="Standard">可参赛：阿里天池「新人赛-贷款违约」 <text:s/></text:p>
      <text:p text:style-name="Standard">GitHub：仓库 `stage-3-math`</text:p>
      <text:p text:style-name="Standard"/>
      <text:p text:style-name="Standard">──────────────── <text:s/></text:p>
      <text:p text:style-name="Standard">阶段 4　NumPy + Matplotlib + JupyterLab <text:s/></text:p>
      <text:p text:style-name="Standard">目标：高维数组、广播、绘图、远程 Jupyter <text:s/></text:p>
      <text:p text:style-name="Standard">图书 <text:s/></text:p>
      <text:p text:style-name="Standard">A《利用 Python 进行数据分析（第3版·2024）》4-7 <text:s/></text:p>
      <text:p text:style-name="Standard">B《Python 数据科学手册（第3版·2024）》7-8 <text:s/></text:p>
      <text:p text:style-name="Standard">C《JupyterLab 从入门到精通（2024 中文版）》2-4 <text:s/></text:p>
      <text:p text:style-name="Standard">项目/作业 <text:s/></text:p>
      <text:p text:style-name="Standard">复现《动手学》所有插图，Notebook 无错、图与书一致 <text:s/></text:p>
      <text:p text:style-name="Standard">可参赛：Kaggle「Digit Recognizer」TOP 10 % <text:s/></text:p>
      <text:p text:style-name="Standard">GitHub：仓库 `stage-4-d2l-plots`</text:p>
      <text:p text:style-name="Standard"/>
      <text:p text:style-name="Standard"><text:soft-page-break/>──────────────── <text:s/></text:p>
      <text:p text:style-name="Standard">阶段 5　PyTorch 2.x 张量 &amp; Autograd &amp; nn.Module <text:s/></text:p>
      <text:p text:style-name="Standard">目标：理解 Tensor、计算图、自动求导、nn.Module <text:s/></text:p>
      <text:p text:style-name="Standard">图书 <text:s/></text:p>
      <text:p text:style-name="Standard">A《PyTorch 2.0 深度学习从零开始学（清华·2024）》1-3 <text:s/></text:p>
      <text:p text:style-name="Standard">B《Deep Learning with PyTorch 官方中文版 2024》5-6 <text:s/></text:p>
      <text:p text:style-name="Standard">项目/作业 <text:s/></text:p>
      <text:p text:style-name="Standard">从零实现 2 层 MLP 解决 XOR，loss&lt;0.01，计算图可视化 <text:s/></text:p>
      <text:p text:style-name="Standard">可参赛：Kaggle「Tabular Playground」 <text:s/></text:p>
      <text:p text:style-name="Standard">GitHub：仓库 `stage-5-mlp-xor`</text:p>
      <text:p text:style-name="Standard">【阶段 6-11 完整版】 <text:s/></text:p>
      <text:p text:style-name="Standard">（与阶段 0-5 同格式，纯 Linux 统一编辑器 VS Code）</text:p>
      <text:p text:style-name="Standard"/>
      <text:p text:style-name="Standard">---</text:p>
      <text:p text:style-name="Standard"/>
      <text:p text:style-name="Standard">### 阶段 6　《动手学深度学习》主线（2025 增强版）</text:p>
      <text:p text:style-name="Standard">目标：用 Notebook 把「线性回归 → CNN → RNN → Transformer」串成一条线 <text:s/></text:p>
      <text:p text:style-name="Standard">图书（必读） <text:s/></text:p>
      <text:p text:style-name="Standard">A《动手学深度学习（PyTorch 版·2024 中文版）》 <text:s/></text:p>
      <text:p text:style-name="Standard">  2-3 章（线性回归+Softmax）→ 4-5 章（MLP+CNN）→ 6-7 章（RNN+Attention）→ 8 章（优化器）→ 9 章（计算机视觉）→ 10 章（NLP） <text:s/></text:p>
      <text:p text:style-name="Standard">图书（选读） <text:s/></text:p>
      <text:p text:style-name="Standard">• 《动手学深度学习 习题详解（2024）》——每章课后题答案+拓展思考 <text:s/></text:p>
      <text:p text:style-name="Standard">环境配置 &amp; 中文教程 <text:s/></text:p>
      <text:p text:style-name="Standard">• 官方中文电子本 + Notebook：zh.d2l.ai <text:s/></text:p>
      <text:p text:style-name="Standard">• B 站《动手学深度学习 2024 全套》 <text:s/></text:p>
      <text:p text:style-name="Standard">项目/作业 <text:s/></text:p>
      <text:p text:style-name="Standard">复现 CNN-CIFAR-10，batch=256，准确率≥85%，训练&lt;30 min <text:s/></text:p>
      <text:p text:style-name="Standard">可参赛：Kaggle「CIFAR-10」TOP 5% <text:s/></text:p>
      <text:p text:style-name="Standard">GitHub：仓库 `stage-6-d2l`，每日 push 训练曲线</text:p>
      <text:p text:style-name="Standard"/>
      <text:p text:style-name="Standard">---</text:p>
      <text:p text:style-name="Standard"/>
      <text:p text:style-name="Standard">### 阶段 7　nn.Module / Optim / Dataset / DataLoader 内部机制（2025 增强版）</text:p>
      <text:p text:style-name="Standard">目标：手写完整训练循环、断点续训、自定义层 <text:s/></text:p>
      <text:p text:style-name="Standard">图书（必读） <text:s/></text:p>
      <text:p text:style-name="Standard">A《PyTorch 深度学习入门与实战（第3版·2024）》2-5 章 <text:s/></text:p>
      <text:p text:style-name="Standard">B《深入理解 PyTorch 源码剖析（2024 中文版）》3-5 章 <text:s/></text:p>
      <text:p text:style-name="Standard">图书（选读） <text:s/></text:p>
      <text:p text:style-name="Standard">• 《PyTorch Lightning 中文指南（2024）》 <text:s/></text:p>
      <text:p text:style-name="Standard">环境配置 &amp; 中文教程 <text:s/></text:p>
      <text:p text:style-name="Standard">• 《从零手写 ResNet18 全流程》CSDN <text:s/></text:p>
      <text:p text:style-name="Standard">• 《PyTorch 2.x 源码解读 30 讲》B 站 <text:s/></text:p>
      <text:p text:style-name="Standard">项目/作业 <text:s/></text:p>
      <text:p text:style-name="Standard">手写 ResNet18 + 断点续训，ImageNet-1k 10 epoch 准确率≥70% <text:s/></text:p>
      <text:p text:style-name="Standard">可参赛：Kaggle「ImageNet Subset」TOP 10% <text:s/></text:p>
      <text:p text:style-name="Standard">GitHub：仓库 `stage-7-resnet18`</text:p>
      <text:p text:style-name="Standard"/>
      <text:p text:style-name="Standard"><text:soft-page-break/>---</text:p>
      <text:p text:style-name="Standard"/>
      <text:p text:style-name="Standard">### 阶段 8　GPU 加速 + 分布式 + 混合精度（2025 增强版）</text:p>
      <text:p text:style-name="Standard">目标：DDP、DeepSpeed、ZeRO、Flash-Attention <text:s/></text:p>
      <text:p text:style-name="Standard">系统：Linux（本地或云） <text:s/></text:p>
      <text:p text:style-name="Standard">云 GPU：AutoDL「30 min 租 4090」/阿里云 PAI/腾讯云 TI <text:s/></text:p>
      <text:p text:style-name="Standard">图书（必读） <text:s/></text:p>
      <text:p text:style-name="Standard">A《PyTorch 分布式训练与部署（2024 中文版）》2-4 章 <text:s/></text:p>
      <text:p text:style-name="Standard">B《大模型训练：PyTorch + Megatron-LM（2024 中文版）》6-7 章 <text:s/></text:p>
      <text:p text:style-name="Standard">图书（选读） <text:s/></text:p>
      <text:p text:style-name="Standard">• 《Flash-Attention 源码精读（2024）》 <text:s/></text:p>
      <text:p text:style-name="Standard">环境配置 &amp; 中文教程 <text:s/></text:p>
      <text:p text:style-name="Standard">• 《PyTorch 官方 DDP 中文文档》 <text:s/></text:p>
      <text:p text:style-name="Standard">• 《DeepSpeed 中文快速开始》GitHub <text:s/></text:p>
      <text:p text:style-name="Standard">项目/作业 <text:s/></text:p>
      <text:p text:style-name="Standard">A. 云 8×A100 复现 LLaMA-7B 预训练 1 万 step，loss 10→6.8，耗时&lt;12 h <text:s/></text:p>
      <text:p text:style-name="Standard">B. DeepSpeed ZeRO-2 微调 ChatGLM3-6B，PPL&lt;6.5 <text:s/></text:p>
      <text:p text:style-name="Standard">可参赛：CLUE「预训练语言模型打榜」、天池「大模型应用挑战赛」 <text:s/></text:p>
      <text:p text:style-name="Standard">GitHub：仓库 `stage-8-distributed`</text:p>
      <text:p text:style-name="Standard"/>
      <text:p text:style-name="Standard">---</text:p>
      <text:p text:style-name="Standard"/>
      <text:p text:style-name="Standard">### 阶段 9　计算机视觉方向完全掌握（2025 增强版）</text:p>
      <text:p text:style-name="Standard">目标：CNN → Vision Transformer → Diffusion <text:s/></text:p>
      <text:p text:style-name="Standard">系统：Linux（本地或云） <text:s/></text:p>
      <text:p text:style-name="Standard">云 GPU：同上 <text:s/></text:p>
      <text:p text:style-name="Standard">图书（必读） <text:s/></text:p>
      <text:p text:style-name="Standard">A《PyTorch 计算机视觉实战（第2版·2024）》3-6 章 <text:s/></text:p>
      <text:p text:style-name="Standard">B《现代卷积网络：从 ResNet 到 ConvNeXt（2024 中文版）》7-9 章 <text:s/></text:p>
      <text:p text:style-name="Standard">图书（选读） <text:s/></text:p>
      <text:p text:style-name="Standard">• 《Diffusion 模型原理与 PyTorch 实现（2024）》 <text:s/></text:p>
      <text:p text:style-name="Standard">环境配置 &amp; 中文教程 <text:s/></text:p>
      <text:p text:style-name="Standard">• 《TorchVision 0.18 源码精讲》B 站 <text:s/></text:p>
      <text:p text:style-name="Standard">• 《YOLOv8-PyTorch2.2 中文注释版》GitHub <text:s/></text:p>
      <text:p text:style-name="Standard">项目/作业 <text:s/></text:p>
      <text:p text:style-name="Standard">A. YOLOv8-s 自定义数据集，mAP@0.5≥0.85，训练 300 epoch&lt;2 h <text:s/></text:p>
      <text:p text:style-name="Standard">B. Swin-Large 云 8×A100，ImageNet Top-1≥87% <text:s/></text:p>
      <text:p text:style-name="Standard">可参赛：Roboflow「COCO-128 挑战赛」、Kaggle「ImageNet 2024」 <text:s/></text:p>
      <text:p text:style-name="Standard">GitHub：仓库 `stage-9-vision`</text:p>
      <text:p text:style-name="Standard"/>
      <text:p text:style-name="Standard">---</text:p>
      <text:p text:style-name="Standard"/>
      <text:p text:style-name="Standard">### 阶段 10　自然语言处理方向完全掌握（2025 增强版）</text:p>
      <text:p text:style-name="Standard">目标：RNN → Transformer → LLM → RLHF <text:s/></text:p>
      <text:p text:style-name="Standard">系统：Linux（本地或云） <text:s/></text:p>
      <text:p text:style-name="Standard">图书（必读） <text:s/></text:p>
      <text:p text:style-name="Standard">A《PyTorch NLP 实战（第2版·2024）》2-5 章 <text:s/></text:p>
      <text:p text:style-name="Standard">B《Transformers 从原理到 PyTorch 实现（2024 中文版）》6-8 章 <text:s/></text:p>
      <text:p text:style-name="Standard"><text:soft-page-break/>图书（选读） <text:s/></text:p>
      <text:p text:style-name="Standard">• 《RLHF 实践指南（2024）》 <text:s/></text:p>
      <text:p text:style-name="Standard">环境配置 &amp; 中文教程 <text:s/></text:p>
      <text:p text:style-name="Standard">• 《Hugging Face 中文社区 Transformers 4.40 教程》 <text:s/></text:p>
      <text:p text:style-name="Standard">• 《BERT 预训练 + 微调中文语料全流程》B 站 <text:s/></text:p>
      <text:p text:style-name="Standard">项目/作业 <text:s/></text:p>
      <text:p text:style-name="Standard">A. BERT-base 中文 NER，F1≥92%，训练 3 epoch&lt;1 h <text:s/></text:p>
      <text:p text:style-name="Standard">B. LoRA 微调 Qwen-14B（云 4×A100），C-Eval≥65 <text:s/></text:p>
      <text:p text:style-name="Standard">可参赛：CCKS 2024「中文 NER」、SuperCLUE「中文大模型评测」 <text:s/></text:p>
      <text:p text:style-name="Standard">GitHub：仓库 `stage-10-nlp`</text:p>
      <text:p text:style-name="Standard"/>
      <text:p text:style-name="Standard">---</text:p>
      <text:p text:style-name="Standard"/>
      <text:p text:style-name="Standard">### 阶段 11　生产级部署 + JIT + 移动端（2025 增强版）</text:p>
      <text:p text:style-name="Standard">目标：TorchScript → TorchServe → Docker → K8s → 移动端量化 <text:s/></text:p>
      <text:p text:style-name="Standard">系统：Linux（云端或边缘） <text:s/></text:p>
      <text:p text:style-name="Standard">图书（必读） <text:s/></text:p>
      <text:p text:style-name="Standard">A《PyTorch 模型部署与优化（2024 中文版）》3-6 章 <text:s/></text:p>
      <text:p text:style-name="Standard">B《移动端深度学习：PyTorch Lite &amp; MNN 实战（2024 中文版）》4-5 章 <text:s/></text:p>
      <text:p text:style-name="Standard">图书（选读） <text:s/></text:p>
      <text:p text:style-name="Standard">• 《Kubernetes 深度学习部署实战（2024）》 <text:s/></text:p>
      <text:p text:style-name="Standard">环境配置 &amp; 中文教程 <text:s/></text:p>
      <text:p text:style-name="Standard">• 《PyTorch 官方 TorchServe 中文文档》 <text:s/></text:p>
      <text:p text:style-name="Standard">• 《ONNX → TensorRT 加速 2024 中文》B 站 <text:s/></text:p>
      <text:p text:style-name="Standard">• 《Android Studio 部署 PyTorch Lite（2024）》官方中文文档 <text:s/></text:p>
      <text:p text:style-name="Standard">项目/作业 <text:s/></text:p>
      <text:p text:style-name="Standard">A. TorchScript + TensorRT 云 4090，ResNet50 推理 ≤4 ms，QPS≥250 <text:s/></text:p>
      <text:p text:style-name="Standard">B. PyTorch Lite 量化 MobileNetV3 安卓 APK&lt;8 MB，帧率≥30 FPS <text:s/></text:p>
      <text:p text:style-name="Standard">可参赛：阿里云「天池模型部署挑战赛」、Google「ML Kit 应用创新赛」 <text:s/></text:p>
      <text:p text:style-name="Standard">GitHub：仓库 `stage-11-deploy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 CN" style:font-family-asian="'思源黑体 CN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09:55:28.635810365</meta:creation-date>
    <dc:date>2025-07-17T09:58:44.651547811</dc:date>
    <meta:editing-duration>PT3M16S</meta:editing-duration>
    <meta:editing-cycles>1</meta:editing-cycles>
    <meta:document-statistic meta:table-count="0" meta:image-count="0" meta:object-count="0" meta:page-count="5" meta:paragraph-count="191" meta:word-count="2500" meta:character-count="6393" meta:non-whitespace-character-count="5079"/>
    <meta:generator>LibreOffice/25.2.4.3$Linux_X86_64 LibreOffice_project/33e196637044ead23f5c3226cde09b47731f7e27</meta:generator>
  </office:meta>
</office:document-meta>
</file>